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ahun</text:p>
          </table:table-cell>
          <table:table-cell office:value-type="string" calcext:value-type="string">
            <text:p>inflasi_jakarta (x)</text:p>
          </table:table-cell>
          <table:table-cell office:value-type="string" calcext:value-type="string">
            <text:p>inflasi_nasional (y)</text:p>
          </table:table-cell>
          <table:table-cell table:style-name="ce2" office:value-type="string" calcext:value-type="string">
            <text:p>y*=b*x+a</text:p>
          </table:table-cell>
          <table:table-cell table:style-name="ce2" office:value-type="string" calcext:value-type="string">
            <text:p>(y*-y)^2</text:p>
          </table:table-cell>
          <table:table-cell table:style-name="ce2" office:value-type="string" calcext:value-type="string">
            <text:p>(y-mean(y))^2</text:p>
          </table:table-cell>
          <table:table-cell table:style-name="ce2" office:value-type="string" calcext:value-type="string">
            <text:p>Upper tail</text:p>
          </table:table-cell>
          <table:table-cell office:value-type="string" calcext:value-type="string">
            <text:p>bottom tail</text:p>
          </table:table-cell>
          <table:table-cell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6.03" calcext:value-type="float">
            <text:p>6.03</text:p>
          </table:table-cell>
          <table:table-cell office:value-type="float" office:value="6.6" calcext:value-type="float">
            <text:p>6.6</text:p>
          </table:table-cell>
          <table:table-cell table:formula="of:=[.$C$18]*[.B2]+[.$C$17]" office:value-type="float" office:value="6.29255092314719" calcext:value-type="float">
            <text:p>6.2925509231</text:p>
          </table:table-cell>
          <table:table-cell table:formula="of:=([.D2]-[.C2])^2" office:value-type="float" office:value="0.094524934857642" calcext:value-type="float">
            <text:p>0.0945249349</text:p>
          </table:table-cell>
          <table:table-cell table:formula="of:=([.C2]-[.$C$14])^2" office:value-type="float" office:value="0.346416326530612" calcext:value-type="float">
            <text:p>0.3464163265</text:p>
          </table:table-cell>
          <table:table-cell table:formula="of:=[.D2]+[.$F$15]*[.$F$13]" office:value-type="float" office:value="7.15975687202225" calcext:value-type="float">
            <text:p>7.159756872</text:p>
          </table:table-cell>
          <table:table-cell table:style-name="ce3" table:formula="of:=[.D2]-[.$F$15]*[.$F$13]" office:value-type="float" office:value="5.42534497427214" calcext:value-type="float">
            <text:p>5.4253449743</text:p>
          </table:table-cell>
          <table:table-cell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.04" calcext:value-type="float">
            <text:p>6.04</text:p>
          </table:table-cell>
          <table:table-cell office:value-type="float" office:value="6.59" calcext:value-type="float">
            <text:p>6.59</text:p>
          </table:table-cell>
          <table:table-cell table:formula="of:=[.$C$18]*[.B3]+[.$C$17]" office:value-type="float" office:value="6.30243964908705" calcext:value-type="float">
            <text:p>6.3024396491</text:p>
          </table:table-cell>
          <table:table-cell table:formula="of:=([.D3]-[.C3])^2" office:value-type="float" office:value="0.0826909554171817" calcext:value-type="float">
            <text:p>0.0826909554</text:p>
          </table:table-cell>
          <table:table-cell table:formula="of:=([.C3]-[.$C$14])^2" office:value-type="float" office:value="0.334744897959183" calcext:value-type="float">
            <text:p>0.334744898</text:p>
          </table:table-cell>
          <table:table-cell table:formula="of:=[.D3]+[.$F$15]*[.$F$13]" office:value-type="float" office:value="7.1696455979621" calcext:value-type="float">
            <text:p>7.169645598</text:p>
          </table:table-cell>
          <table:table-cell table:style-name="ce3" table:formula="of:=[.D3]-[.$F$15]*[.$F$13]" office:value-type="float" office:value="5.43523370021199" calcext:value-type="float">
            <text:p>5.4352337002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.11" calcext:value-type="float">
            <text:p>11.11</text:p>
          </table:table-cell>
          <table:table-cell office:value-type="float" office:value="11.06" calcext:value-type="float">
            <text:p>11.06</text:p>
          </table:table-cell>
          <table:table-cell table:formula="of:=[.$C$18]*[.B4]+[.$C$17]" office:value-type="float" office:value="11.3160237005915" calcext:value-type="float">
            <text:p>11.3160237006</text:p>
          </table:table-cell>
          <table:table-cell table:formula="of:=([.D4]-[.C4])^2" office:value-type="float" office:value="0.0655481352645771" calcext:value-type="float">
            <text:p>0.0655481353</text:p>
          </table:table-cell>
          <table:table-cell table:formula="of:=([.C4]-[.$C$14])^2" office:value-type="float" office:value="25.4880734693878" calcext:value-type="float">
            <text:p>25.4880734694</text:p>
          </table:table-cell>
          <table:table-cell table:formula="of:=[.D4]+[.$F$15]*[.$F$13]" office:value-type="float" office:value="12.1832296494666" calcext:value-type="float">
            <text:p>12.1832296495</text:p>
          </table:table-cell>
          <table:table-cell table:style-name="ce3" table:formula="of:=[.D4]-[.$F$15]*[.$F$13]" office:value-type="float" office:value="10.4488177517165" calcext:value-type="float">
            <text:p>10.4488177517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2.34" calcext:value-type="float">
            <text:p>2.34</text:p>
          </table:table-cell>
          <table:table-cell office:value-type="float" office:value="2.78" calcext:value-type="float">
            <text:p>2.78</text:p>
          </table:table-cell>
          <table:table-cell table:formula="of:=[.$C$18]*[.B5]+[.$C$17]" office:value-type="float" office:value="2.64361105134216" calcext:value-type="float">
            <text:p>2.6436110513</text:p>
          </table:table-cell>
          <table:table-cell table:formula="of:=([.D5]-[.C5])^2" office:value-type="float" office:value="0.018601945315991" calcext:value-type="float">
            <text:p>0.0186019453</text:p>
          </table:table-cell>
          <table:table-cell table:formula="of:=([.C5]-[.$C$14])^2" office:value-type="float" office:value="10.4421306122449" calcext:value-type="float">
            <text:p>10.4421306122</text:p>
          </table:table-cell>
          <table:table-cell table:formula="of:=[.D5]+[.$F$15]*[.$F$13]" office:value-type="float" office:value="3.51081700021721" calcext:value-type="float">
            <text:p>3.5108170002</text:p>
          </table:table-cell>
          <table:table-cell table:style-name="ce3" table:formula="of:=[.D5]-[.$F$15]*[.$F$13]" office:value-type="float" office:value="1.77640510246711" calcext:value-type="float">
            <text:p>1.7764051025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.21" calcext:value-type="float">
            <text:p>6.21</text:p>
          </table:table-cell>
          <table:table-cell office:value-type="float" office:value="6.96" calcext:value-type="float">
            <text:p>6.96</text:p>
          </table:table-cell>
          <table:table-cell table:formula="of:=[.$C$18]*[.B6]+[.$C$17]" office:value-type="float" office:value="6.47054799006451" calcext:value-type="float">
            <text:p>6.4705479901</text:p>
          </table:table-cell>
          <table:table-cell table:formula="of:=([.D6]-[.C6])^2" office:value-type="float" office:value="0.239563270029888" calcext:value-type="float">
            <text:p>0.23956327</text:p>
          </table:table-cell>
          <table:table-cell table:formula="of:=([.C6]-[.$C$14])^2" office:value-type="float" office:value="0.89978775510204" calcext:value-type="float">
            <text:p>0.8997877551</text:p>
          </table:table-cell>
          <table:table-cell table:formula="of:=[.D6]+[.$F$15]*[.$F$13]" office:value-type="float" office:value="7.33775393893956" calcext:value-type="float">
            <text:p>7.3377539389</text:p>
          </table:table-cell>
          <table:table-cell table:style-name="ce3" table:formula="of:=[.D6]-[.$F$15]*[.$F$13]" office:value-type="float" office:value="5.60334204118946" calcext:value-type="float">
            <text:p>5.6033420412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3.97" calcext:value-type="float">
            <text:p>3.97</text:p>
          </table:table-cell>
          <table:table-cell office:value-type="float" office:value="3.79" calcext:value-type="float">
            <text:p>3.79</text:p>
          </table:table-cell>
          <table:table-cell table:formula="of:=[.$C$18]*[.B7]+[.$C$17]" office:value-type="float" office:value="4.25547337953788" calcext:value-type="float">
            <text:p>4.2554733795</text:p>
          </table:table-cell>
          <table:table-cell table:formula="of:=([.D7]-[.C7])^2" office:value-type="float" office:value="0.216665467058414" calcext:value-type="float">
            <text:p>0.2166654671</text:p>
          </table:table-cell>
          <table:table-cell table:formula="of:=([.C7]-[.$C$14])^2" office:value-type="float" office:value="4.93474489795918" calcext:value-type="float">
            <text:p>4.934744898</text:p>
          </table:table-cell>
          <table:table-cell table:formula="of:=[.D7]+[.$F$15]*[.$F$13]" office:value-type="float" office:value="5.12267932841293" calcext:value-type="float">
            <text:p>5.1226793284</text:p>
          </table:table-cell>
          <table:table-cell table:style-name="ce3" table:formula="of:=[.D7]-[.$F$15]*[.$F$13]" office:value-type="float" office:value="3.38826743066283" calcext:value-type="float">
            <text:p>3.3882674307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4.52" calcext:value-type="float">
            <text:p>4.52</text:p>
          </table:table-cell>
          <table:table-cell office:value-type="float" office:value="4.3" calcext:value-type="float">
            <text:p>4.3</text:p>
          </table:table-cell>
          <table:table-cell table:formula="of:=[.$C$18]*[.B8]+[.$C$17]" office:value-type="float" office:value="4.79935330622969" calcext:value-type="float">
            <text:p>4.7993533062</text:p>
          </table:table-cell>
          <table:table-cell table:formula="of:=([.D8]-[.C8])^2" office:value-type="float" office:value="0.249353724442519" calcext:value-type="float">
            <text:p>0.2493537244</text:p>
          </table:table-cell>
          <table:table-cell table:formula="of:=([.C8]-[.$C$14])^2" office:value-type="float" office:value="2.92898775510204" calcext:value-type="float">
            <text:p>2.9289877551</text:p>
          </table:table-cell>
          <table:table-cell table:formula="of:=[.D8]+[.$F$15]*[.$F$13]" office:value-type="float" office:value="5.66655925510474" calcext:value-type="float">
            <text:p>5.6665592551</text:p>
          </table:table-cell>
          <table:table-cell table:style-name="ce3" table:formula="of:=[.D8]-[.$F$15]*[.$F$13]" office:value-type="float" office:value="3.93214735735463" calcext:value-type="float">
            <text:p>3.932147357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"/>
          <table:table-cell/>
          <table:table-cell office:value-type="string" calcext:value-type="string">
            <text:p>SS line</text:p>
          </table:table-cell>
          <table:table-cell office:value-type="string" calcext:value-type="string">
            <text:p>SS yba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sum</text:p>
          </table:table-cell>
          <table:table-cell/>
          <table:table-cell table:formula="of:=SUM([.E2:.E8])" office:value-type="float" office:value="0.966948432386213" calcext:value-type="float">
            <text:p>0.9669484324</text:p>
          </table:table-cell>
          <table:table-cell table:formula="of:=SUM([.F2:.F8])" office:value-type="float" office:value="45.3748857142857" calcext:value-type="float">
            <text:p>45.3748857143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mean_x</text:p>
          </table:table-cell>
          <table:table-cell table:formula="of:=AVERAGE([.B2:.B8])" office:value-type="float" office:value="5.74571428571429" calcext:value-type="float">
            <text:p>5.7457142857</text:p>
          </table:table-cell>
          <table:table-cell/>
          <table:table-cell office:value-type="string" calcext:value-type="string">
            <text:p>se_y*</text:p>
          </table:table-cell>
          <table:table-cell table:formula="of:=SQRT([.E10]/12)" office:value-type="float" office:value="0.283864467716874" calcext:value-type="float">
            <text:p>0.283864467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ean_y</text:p>
          </table:table-cell>
          <table:table-cell table:formula="of:=AVERAGE([.C2:.C8])" office:value-type="float" office:value="6.01142857142857" calcext:value-type="float">
            <text:p>6.0114285714</text:p>
          </table:table-cell>
          <table:table-cell/>
          <table:table-cell office:value-type="string" calcext:value-type="string">
            <text:p>mean_y*</text:p>
          </table:table-cell>
          <table:table-cell table:formula="of:=AVERAGE([.D2:.D8])" office:value-type="float" office:value="6.01142857142857" calcext:value-type="float">
            <text:p>6.01142857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d_x</text:p>
          </table:table-cell>
          <table:table-cell table:formula="of:=STDEV([.B2:.B8])" office:value-type="float" office:value="2.75115040872515" calcext:value-type="float">
            <text:p>2.7511504087</text:p>
          </table:table-cell>
          <table:table-cell/>
          <table:table-cell office:value-type="string" calcext:value-type="string">
            <text:p>Alpha .01 2tail</text:p>
          </table:table-cell>
          <table:table-cell office:value-type="float" office:value="3.055" calcext:value-type="float">
            <text:p>3.05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d_y</text:p>
          </table:table-cell>
          <table:table-cell table:formula="of:=STDEV([.C2:.C8])" office:value-type="float" office:value="2.74999653679436" calcext:value-type="float">
            <text:p>2.7499965368</text:p>
          </table:table-cell>
          <table:table-cell table:number-columns-repeated="2"/>
          <table:table-cell table:formula="of:=([.F14]+[.F13])" office:value-type="float" office:value="6.29529303914545" calcext:value-type="float">
            <text:p>6.295293039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formula="of:=[.C14]-[.C18]*[.C13]" office:value-type="float" office:value="0.329649181417016" calcext:value-type="float">
            <text:p>0.32964918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formula="of:=[.C19]*([.C16]/[.C15])" office:value-type="float" office:value="0.988872593985104" calcext:value-type="float">
            <text:p>0.98887259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erson r</text:p>
          </table:table-cell>
          <table:table-cell table:formula="of:=PEARSON([.B2:.B8];[.C2:.C8])" office:value-type="float" office:value="0.989287515354665" calcext:value-type="float">
            <text:p>0.989287515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 sequare</text:p>
          </table:table-cell>
          <table:table-cell table:formula="of:=1-([.E10]/[.F10])" office:value-type="float" office:value="0.978689788036606" calcext:value-type="float">
            <text:p>0.97868978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Y=1.1119X+0.9794</text:p>
          </table:table-cell>
          <table:table-cell table:number-columns-repeated="2"/>
          <table:table-cell office:value-type="string" calcext:value-type="string">
            <text:p>Apakah x mempengaruhi laju pertumbuhan y?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Rho = 0</text:p>
          </table:table-cell>
          <table:table-cell/>
          <table:table-cell office:value-type="string" calcext:value-type="string">
            <text:p>How much variation due to sampling error are allowable</text:p>
          </table:table-cell>
          <table:table-cell table:number-columns-repeated="3"/>
          <table:table-cell office:value-type="string" calcext:value-type="string">
            <text:p>Comfident interval</text:p>
          </table:table-cell>
        </table:table-row>
        <table:table-row table:style-name="ro2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Rho != 0</text:p>
          </table:table-cell>
          <table:table-cell/>
          <table:table-cell office:value-type="string" calcext:value-type="string">
            <text:p>before our decide that our sample not due chance?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formula="of:=([.C19]*SQRT(12))/(SQRT(1-[.C20]))" office:value-type="float" office:value="23.4757386881819" calcext:value-type="float">
            <text:p>23.4757386882</text:p>
          </table:table-cell>
          <table:table-cell/>
          <table:table-cell office:value-type="string" calcext:value-type="string">
            <text:p>kesimpulan</text:p>
          </table:table-cell>
          <table:table-cell office:value-type="string" calcext:value-type="string">
            <text:p>there is evidence to reject the nu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pha .05</text:p>
          </table:table-cell>
          <table:table-cell office:value-type="float" office:value="2.179" calcext:value-type="float">
            <text:p>2.179</text:p>
          </table:table-cell>
          <table:table-cell table:number-columns-repeated="2"/>
          <table:table-cell office:value-type="string" calcext:value-type="string">
            <text:p>there is significant relationalship between x and 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lpha .01</text:p>
          </table:table-cell>
          <table:table-cell office:value-type="float" office:value="3.055" calcext:value-type="float">
            <text:p>3.05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pha .001</text:p>
          </table:table-cell>
          <table:table-cell office:value-type="float" office:value="4.318" calcext:value-type="float">
            <text:p>4.31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-statisti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-value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100*[.C33]" office:value-type="float" office:value="0.01" calcext:value-type="float">
            <text:p>0.0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Rho .95</text:p>
          </table:table-cell>
          <table:table-cell office:value-type="string" calcext:value-type="string">
            <text:p>0.964-0.996</text:p>
          </table:table-cell>
          <table:table-cell table:formula="of:=[.C19]-[.C28]*((1-[.C20])/[.C26])" office:value-type="float" office:value="0.985417936032312" calcext:value-type="float">
            <text:p>0.985417936</text:p>
          </table:table-cell>
          <table:table-cell table:formula="of:=[.C19]+[.C28]*((1-[.C20])/[.C26])" office:value-type="float" office:value="0.993157094677018" calcext:value-type="float">
            <text:p>0.993157094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ho .99</text:p>
          </table:table-cell>
          <table:table-cell office:value-type="string" calcext:value-type="string">
            <text:p>0.948-0.9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4:55:47.826551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21:26:44.056475617</dc:date>
    <meta:generator>LibreOffice/4.2.8.2$Linux_X86_64 LibreOffice_project/420m0$Build-2</meta:generator>
    <meta:editing-duration>PT43M45S</meta:editing-duration>
    <meta:editing-cycles>7</meta:editing-cycles>
    <meta:document-statistic meta:table-count="1" meta:cell-count="127" meta:object-count="0"/>
  </office:meta>
</office:document-meta>
</file>